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df72" officeooo:paragraph-rsid="0007df72"/>
    </style:style>
    <style:style style:name="P2" style:family="paragraph" style:parent-style-name="Standard">
      <style:text-properties officeooo:rsid="000896b4" officeooo:paragraph-rsid="000896b4"/>
    </style:style>
    <style:style style:name="P3" style:family="paragraph" style:parent-style-name="Standard">
      <style:text-properties officeooo:rsid="000a3d5c" officeooo:paragraph-rsid="000a3d5c"/>
    </style:style>
    <style:style style:name="P4" style:family="paragraph" style:parent-style-name="Standard">
      <style:text-properties officeooo:rsid="000ab8d0" officeooo:paragraph-rsid="000ab8d0"/>
    </style:style>
    <style:style style:name="P5" style:family="paragraph" style:parent-style-name="Standard">
      <style:text-properties officeooo:rsid="000c86b3" officeooo:paragraph-rsid="000c86b3"/>
    </style:style>
    <style:style style:name="P6" style:family="paragraph" style:parent-style-name="Standard">
      <style:text-properties officeooo:rsid="000f788a" officeooo:paragraph-rsid="000f788a"/>
    </style:style>
    <style:style style:name="P7" style:family="paragraph" style:parent-style-name="Standard">
      <style:text-properties officeooo:rsid="00101503" officeooo:paragraph-rsid="00101503"/>
    </style:style>
    <style:style style:name="P8" style:family="paragraph" style:parent-style-name="Standard">
      <style:text-properties officeooo:rsid="0010cef5" officeooo:paragraph-rsid="0010cef5"/>
    </style:style>
    <style:style style:name="P9" style:family="paragraph" style:parent-style-name="Standard">
      <style:text-properties officeooo:rsid="0012b996" officeooo:paragraph-rsid="0012b996"/>
    </style:style>
    <style:style style:name="T1" style:family="text">
      <style:text-properties officeooo:rsid="00086cd5"/>
    </style:style>
    <style:style style:name="T2" style:family="text">
      <style:text-properties officeooo:rsid="0008d11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b0cee"/>
    </style:style>
    <style:style style:name="T5" style:family="text">
      <style:text-properties officeooo:rsid="000e15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da for 20/<text:span text:style-name="T2">03</text:span>;</text:p>
      <text:p text:style-name="P1"/>
      <text:p text:style-name="P1">test push algorithm, approximately calibrate time and power <text:s/><text:span text:style-name="T4">0.5, 4s ; sure</text:span></text:p>
      <text:p text:style-name="P1">→<text:span text:style-name="T1"> test the go method and replace the current ones for forward and backward with same parameters</text:span></text:p>
      <text:p text:style-name="P1"/>
      <text:p text:style-name="P2">figure out the <text:span text:style-name="T3">turn function</text:span>, make the imu work in the separate file; <text:span text:style-name="T5">yes</text:span></text:p>
      <text:p text:style-name="P2"/>
      <text:p text:style-name="P3">check distance sensor timeout; <text:span text:style-name="T5">not worry</text:span></text:p>
      <text:p text:style-name="P3"/>
      <text:p text:style-name="P4">the turn to sides to calibrate where wall is</text:p>
      <text:p text:style-name="P4"/>
      <text:p text:style-name="P5">attempt to invoke interface </text:p>
      <text:p text:style-name="P5">set power double on a null object referrne</text:p>
      <text:p text:style-name="P5"/>
      <text:p text:style-name="P6">diagonal driving by going center left and forward at the same time</text:p>
      <text:p text:style-name="P6"/>
      <text:p text:style-name="P7">higher speed turnig 270 instead of 90??</text:p>
      <text:p text:style-name="P7"/>
      <text:p text:style-name="P8">trhany zasekany pohyby center wheen when on autanomous</text:p>
      <text:p text:style-name="P8"/>
      <text:p text:style-name="P9">backup autonomous manual distance to lef tand right and hard code it based on left center r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Engel</meta:initial-creator>
    <meta:creation-date>2019-03-19T21:22:09.587514477</meta:creation-date>
    <dc:date>2019-03-20T13:02:51.942063169</dc:date>
    <dc:creator>Samuel Engel</dc:creator>
    <meta:editing-duration>PT2H21M25S</meta:editing-duration>
    <meta:editing-cycles>7</meta:editing-cycles>
    <meta:generator>LibreOffice/6.1.2.1$MacOSX_X86_64 LibreOffice_project/65905a128db06ba48db947242809d14d3f9a93fe</meta:generator>
    <meta:document-statistic meta:table-count="0" meta:image-count="0" meta:object-count="0" meta:page-count="1" meta:paragraph-count="12" meta:word-count="117" meta:character-count="668" meta:non-whitespace-character-count="561"/>
  </office:meta>
</office:document-meta>
</file>